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text-properties fo:color="#ffffff" fo:font-family="Ubuntu" style:font-style-name="Regular" style:font-pitch="variable" fo:font-size="32pt" style:font-size-asian="32pt" style:font-size-complex="32pt"/>
    </style:style>
    <style:style style:name="P2" style:family="paragraph">
      <style:paragraph-properties fo:margin-left="1cm" fo:margin-right="0cm" fo:text-align="start" fo:text-indent="0cm"/>
    </style:style>
    <style:style style:name="P3" style:family="paragraph">
      <style:paragraph-properties fo:margin-left="1cm" fo:margin-right="0cm" fo:text-align="start" fo:text-indent="0cm"/>
      <style:text-properties fo:color="#ffffff" fo:font-family="Ubuntu" style:font-style-name="Regular" style:font-pitch="variable" fo:font-size="32pt" style:font-size-asian="32pt" style:font-size-complex="32pt"/>
    </style:style>
    <style:style style:name="T1" style:family="text">
      <style:text-properties fo:color="#ffffff" fo:font-family="Ubuntu" style:font-style-name="Regular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Subprocesses are har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1">system (“mv source dest”);</text:span></text:p>
            <text:p text:style-name="P2"><text:span text:style-name="T1"/></text:p>
            <text:p text:style-name="P2"><text:span text:style-name="T1">FILE *output = popen</text:span></text:p>
            <text:p text:style-name="P2"><text:span text:style-name="T1"><text:tab/></text:span><text:span text:style-name="T1">(“grep pattern filename”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1">asprintf (&amp;cmd, “mv %s %s”, source, dest);</text:span></text:p>
            <text:p text:style-name="P2"><text:span text:style-name="T1">system (cmd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Secur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Python: subprocess.call(), subprocess.Popen()</text:span></text:p>
            <text:p><text:span text:style-name="T1"/></text:p>
            <text:p><text:span text:style-name="T1">Perl: system(LIST), pipe opens</text:span></text:p>
            <text:p><text:span text:style-name="T1"/></text:p>
            <text:p><text:span text:style-name="T1">C: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725cm" svg:x="1.4cm" svg:y="0.942cm" presentation:class="subtitle" presentation:user-transformed="true">
          <draw:text-box>
            <text:p text:style-name="P2"><text:span text:style-name="T1">pid = fork ();</text:span></text:p>
            <text:p text:style-name="P2"><text:span text:style-name="T1">if (pid &lt; 0) {</text:span></text:p>
            <text:p text:style-name="P2"><text:span text:style-name="T1"><text:tab/></text:span><text:span text:style-name="T1">perror (“fork failed”);</text:span></text:p>
            <text:p text:style-name="P2"><text:span text:style-name="T1"><text:tab/></text:span><text:span text:style-name="T1">exit (1);</text:span></text:p>
            <text:p text:style-name="P2"><text:span text:style-name="T1">} else if (pid &gt; 0) {</text:span></text:p>
            <text:p text:style-name="P2"><text:span text:style-name="T1"><text:tab/></text:span><text:span text:style-name="T1">/* parent */</text:span></text:p>
            <text:p text:style-name="P2"><text:span text:style-name="T1"><text:tab/></text:span><text:span text:style-name="T1">waitpid (pid, &amp;status, 0);</text:span></text:p>
            <text:p text:style-name="P2"><text:span text:style-name="T1">} else {</text:span></text:p>
            <text:p text:style-name="P2"><text:span text:style-name="T1"><text:tab/></text:span><text:span text:style-name="T1">/* child */</text:span></text:p>
            <text:p text:style-name="P2"><text:span text:style-name="T1"><text:tab/></text:span><text:span text:style-name="T1">char args[4];</text:span></text:p>
            <text:p text:style-name="P2"><text:span text:style-name="T1"><text:tab/></text:span><text:span text:style-name="T1">args[0] = “mv”; args[1] = “source”;</text:span></text:p>
            <text:p text:style-name="P2"><text:span text:style-name="T1"><text:tab/></text:span><text:span text:style-name="T1">args[2] = “dest”; args[3] = NULL;</text:span></text:p>
            <text:p text:style-name="P2"><text:span text:style-name="T1"><text:tab/></text:span><text:span text:style-name="T1">execvp (“mv”, args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1">pipeline *mv = pipeline_new_command_args</text:span></text:p>
            <text:p text:style-name="P2"><text:span text:style-name="T1"><text:tab/></text:span><text:span text:style-name="T1">(“mv”, source, dest, NULL);</text:span></text:p>
            <text:p text:style-name="P2"><text:span text:style-name="T1">int status = pipeline_run (mv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1">pipeline *grep = pipeline_new_command_args</text:span></text:p>
            <text:p text:style-name="P2"><text:span text:style-name="T1"><text:tab/></text:span><text:span text:style-name="T1">(“grep”, pattern, filename, NULL);</text:span></text:p>
            <text:p text:style-name="P2"><text:span text:style-name="T1">pipeline_want_out (grep, -1);</text:span></text:p>
            <text:p text:style-name="P2"><text:span text:style-name="T1">pipeline_start (grep);</text:span></text:p>
            <text:p text:style-name="P2"><text:span text:style-name="T1">while ((line = pipeline_readline (grep)) != 0)</text:span></text:p>
            <text:p text:style-name="P2"><text:span text:style-name="T1"><text:tab/></text:span><text:span text:style-name="T1">printf (“Output line: %s”, line);</text:span></text:p>
            <text:p text:style-name="P2"><text:span text:style-name="T1">pipeline_free (grep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1">p1 = Popen([“dmesg”], stdout=PIPE)</text:span></text:p>
            <text:p text:style-name="P2"><text:span text:style-name="T1">p2 = Popen([“grep”, “hda”],</text:span></text:p>
            <text:p text:style-name="P2"><text:span text:style-name="T1"><text:tab/></text:span><text:span text:style-name="T1">stdin=p1.stdout, stdout=PIPE)</text:span></text:p>
            <text:p text:style-name="P2"><text:span text:style-name="T1">output = p2.communicate()[0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1">p = pipeline_new ();</text:span></text:p>
            <text:p text:style-name="P2"><text:span text:style-name="T1">pipeline_command_args (p, “dmesg”, NULL);</text:span></text:p>
            <text:p text:style-name="P2"><text:span text:style-name="T1">pipeline_command_args</text:span></text:p>
            <text:p text:style-name="P2"><text:span text:style-name="T1"><text:tab/></text:span><text:span text:style-name="T1">(p, “grep”, “hda”, NULL);</text:span></text:p>
            <text:p text:style-name="P2"><text:span text:style-name="T1">pipeline_want_out (p, -1);</text:span></text:p>
            <text:p text:style-name="P2"><text:span text:style-name="T1">pipeline_start (p);</text:span></text:p>
            <text:p text:style-name="P2"><text:span text:style-name="T1">buf = pipeline_read (p, &amp;len); /* and repeat *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devhelp -s g_spawn_async_with_pipes</text:span></text:p>
            <text:p><text:span text:style-name="T1"/></text:p>
            <text:p><text:span text:style-name="T1">http://doc.qt.nokia.com/4.7/qprocess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1">847872 libglib-2.0.so.0.2600.0</text:span></text:p>
            <text:p text:style-name="P2"><text:span text:style-name="T1">2719744 libQtCore.so.4.7.0</text:span></text:p>
            <text:p text:style-name="P2"><text:span text:style-name="T1">46260 libpipeline.so.1.0.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<text:a xlink:href="http://libpipeline.nongnu.org/">http://libpipeline.nongnu.org/</text:a></text:span></text:p>
            <text:p><text:span text:style-name="T1">https://launchpad.net/~cjwatson/+archive/ppa</text:span></text:p>
            <text:p><text:span text:style-name="T1">In Natty RSN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lin Watson</meta:initial-creator>
    <meta:creation-date>2010-10-21T14:13:11</meta:creation-date>
    <meta:editing-duration>PT06H47M09S</meta:editing-duration>
    <meta:editing-cycles>7</meta:editing-cycles>
    <dc:date>2010-10-29T19:22:33</dc:date>
    <dc:creator>Colin Watson</dc:creator>
    <meta:generator>OpenOffice.org/3.2$Linux OpenOffice.org_project/320m19$Build-9505</meta:generator>
    <meta:document-statistic meta:object-count="60"/>
  </office:meta>
</office:document-meta>
</file>